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Beirut" svg:font-family="Beirut"/>
    <style:font-face style:name="Arial Unicode MS1" svg:font-family="'Arial Unicode MS'" style:font-family-generic="swiss"/>
    <style:font-face style:name="Courier New" svg:font-family="'Courier New'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style:font-name="Times New Roman" fo:font-size="18pt" fo:language="es" fo:country="ES" style:font-size-asian="18pt" style:font-name-complex="Times New Roman1"/>
    </style:style>
    <style:style style:name="P2" style:family="paragraph" style:parent-style-name="Standard">
      <style:paragraph-properties fo:text-align="end" style:justify-single-word="false"/>
      <style:text-properties style:use-window-font-color="true" style:font-name="Times New Roman" fo:font-size="12pt" style:font-size-asian="12pt" style:font-name-complex="Times New Roman1"/>
    </style:style>
    <style:style style:name="P3" style:family="paragraph" style:parent-style-name="Standard">
      <style:paragraph-properties fo:text-align="center" style:justify-single-word="false"/>
      <style:text-properties style:use-window-font-color="true" style:font-name="Times New Roman" fo:font-size="12pt" fo:language="es" fo:country="ES" fo:font-weight="bold" style:font-size-asian="12pt" style:font-weight-asian="bold" style:font-name-complex="Times New Roman1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style:font-size-asian="12pt" style:font-weight-asian="bold" style:font-name-complex="Times New Roman1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top="0.1665in" fo:margin-bottom="0.1665in" loext:contextual-spacing="false" style:line-height-at-least="0.2in" style:vertical-align="baseline"/>
      <style:text-properties style:use-window-font-color="true"/>
    </style:style>
    <style:style style:name="P8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/>
    </style:style>
    <style:style style:name="P9" style:family="paragraph" style:parent-style-name="Standard">
      <style:paragraph-properties fo:margin-top="0.1665in" fo:margin-bottom="0.1665in" loext:contextual-spacing="false" style:line-height-at-least="0.2in" style:vertical-align="baselin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10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11" style:family="paragraph" style:parent-style-name="Standard">
      <style:paragraph-properties fo:margin-top="0.1665in" fo:margin-bottom="0.1665in" loext:contextual-spacing="false" style:line-height-at-least="0.2in" style:vertical-align="baseline"/>
      <style:text-properties style:use-window-font-color="true"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2" style:family="paragraph" style:parent-style-name="Standard">
      <style:paragraph-properties fo:margin-top="0.1665in" fo:margin-bottom="0.1665in" loext:contextual-spacing="false" style:line-height-at-least="0.2in" fo:text-align="center" style:justify-single-word="false" style:vertical-align="baseline"/>
      <style:text-properties style:use-window-font-color="true" style:font-name="Times New Roman" fo:font-size="16pt" style:font-name-asian="Times New Roman1" style:font-size-asian="16pt" style:font-name-complex="Times New Roman1" style:font-size-complex="12pt"/>
    </style:style>
    <style:style style:name="P13" style:family="paragraph" style:parent-style-name="Standard">
      <style:paragraph-properties fo:margin-top="0.1665in" fo:margin-bottom="0.1665in" loext:contextual-spacing="false" style:line-height-at-least="0.2in" style:vertical-align="baseline"/>
      <style:text-properties style:use-window-font-color="true" style:font-name="Arial" fo:font-size="10.5pt" fo:language="es" fo:country="ES" style:font-name-asian="Times New Roman1" style:font-size-asian="10.5pt" style:font-name-complex="Arial1" style:font-size-complex="10.5pt"/>
    </style:style>
    <style:style style:name="P14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/>
    </style:style>
    <style:style style:name="P15" style:family="paragraph" style:parent-style-name="Standard">
      <style:paragraph-properties fo:margin-top="0in" fo:margin-bottom="0in" loext:contextual-spacing="false" style:line-height-at-least="0.2in" style:vertical-align="baselin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16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17" style:family="paragraph" style:parent-style-name="Standard">
      <style:paragraph-properties fo:margin-top="0in" fo:margin-bottom="0in" loext:contextual-spacing="false" style:line-height-at-least="0.2in" style:vertical-align="baselin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 loext:padding="0in" loext:border="none"/>
    </style:style>
    <style:style style:name="P18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9" style:family="paragraph" style:parent-style-name="Standard">
      <style:paragraph-properties fo:margin-top="0in" fo:margin-bottom="0in" loext:contextual-spacing="false" style:line-height-at-least="0.2in" style:vertical-align="baseline"/>
      <style:text-properties style:use-window-font-color="true" style:font-name="Arial" fo:font-size="10.5pt" fo:language="es" fo:country="ES" style:font-name-asian="Times New Roman1" style:font-size-asian="10.5pt" style:font-name-complex="Arial1" style:font-size-complex="10.5pt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use-window-font-color="true" style:font-name="Times New Roman" fo:font-size="18pt" fo:language="es" fo:country="ES" fo:font-weight="bold" style:font-size-asian="18pt" style:font-weight-asian="bold" style:font-name-complex="Times New Roman1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font-name="Times New Roman" fo:font-size="12pt" officeooo:rsid="001e5373" officeooo:paragraph-rsid="001e5373" style:font-size-asian="12pt" style:font-name-complex="Times New Roman1" style:font-size-complex="12pt"/>
    </style:style>
    <style:style style:name="P22" style:family="paragraph" style:parent-style-name="Standard">
      <style:paragraph-properties fo:text-align="justify" style:justify-single-word="false"/>
      <style:text-properties style:use-window-font-color="true" officeooo:rsid="0021a631" officeooo:paragraph-rsid="0021a631"/>
    </style:style>
    <style:style style:name="P23" style:family="paragraph" style:parent-style-name="Standard">
      <style:paragraph-properties fo:margin-top="0.1665in" fo:margin-bottom="0.1665in" loext:contextual-spacing="false" style:line-height-at-least="0.2in" style:vertical-align="baseline"/>
      <style:text-properties style:use-window-font-color="true" officeooo:paragraph-rsid="002577f1"/>
    </style:style>
    <style:style style:name="P24" style:family="paragraph" style:parent-style-name="Standard">
      <style:paragraph-properties fo:margin-left="0.5in" fo:margin-right="0in" fo:margin-top="0.1665in" fo:margin-bottom="0.1665in" loext:contextual-spacing="false" fo:line-height="6%" fo:text-indent="0in" style:auto-text-indent="false" style:vertical-align="baseline"/>
      <style:text-properties style:use-window-font-color="true" style:font-name="Times New Roman" fo:font-size="12pt" officeooo:paragraph-rsid="002564b6" style:font-name-asian="Times New Roman1" style:font-size-asian="12pt" style:font-name-complex="Times New Roman1" style:font-size-complex="12pt"/>
    </style:style>
    <style:style style:name="P25" style:family="paragraph" style:parent-style-name="Standard">
      <style:paragraph-properties fo:margin-left="0.5in" fo:margin-right="0in" fo:margin-top="0.1665in" fo:margin-bottom="0.1665in" loext:contextual-spacing="false" style:line-height-at-least="0.2in" fo:text-indent="0in" style:auto-text-indent="false" style:vertical-align="baseline"/>
      <style:text-properties style:use-window-font-color="true" officeooo:rsid="0025de2d" officeooo:paragraph-rsid="0025de2d"/>
    </style:style>
    <style:style style:name="P26" style:family="paragraph" style:parent-style-name="Standard">
      <style:paragraph-properties fo:margin-left="0.5in" fo:margin-right="0in" fo:margin-top="0.1665in" fo:margin-bottom="0.1665in" loext:contextual-spacing="false" style:line-height-at-least="0.2in" fo:text-indent="0in" style:auto-text-indent="false" style:vertical-align="baseline"/>
      <style:text-properties style:use-window-font-color="true" officeooo:rsid="0025de2d" officeooo:paragraph-rsid="0026efd7"/>
    </style:style>
    <style:style style:name="P27" style:family="paragraph" style:parent-style-name="List_20_Paragraph" style:list-style-name="WWNum1">
      <style:paragraph-properties fo:margin-top="0.1665in" fo:margin-bottom="0.1665in" loext:contextual-spacing="true" style:line-height-at-least="0.2in" style:vertical-align="baseline"/>
      <style:text-properties style:use-window-font-color="true"/>
    </style:style>
    <style:style style:name="P28" style:family="paragraph" style:parent-style-name="List_20_Paragraph" style:list-style-name="WWNum1">
      <style:paragraph-properties fo:margin-top="0.1665in" fo:margin-bottom="0.1665in" loext:contextual-spacing="true" style:line-height-at-least="0.2in" style:vertical-align="baseline"/>
      <style:text-properties style:use-window-font-color="true" style:font-name="Times New Roman" fo:font-size="12pt" style:font-size-asian="12pt" style:font-name-complex="Times New Roman1" style:font-size-complex="12pt"/>
    </style:style>
    <style:style style:name="P29" style:family="paragraph" style:parent-style-name="List_20_Paragraph" style:list-style-name="WWNum1">
      <style:paragraph-properties fo:margin-top="0.1665in" fo:margin-bottom="0.1665in" loext:contextual-spacing="true" style:line-height-at-least="0.2in" style:vertical-align="baseline"/>
      <style:text-properties style:use-window-font-color="true" style:font-name="Times New Roman" fo:font-size="12pt" style:font-name-asian="Times New Roman1" style:font-size-asian="12pt" style:font-name-complex="Times New Roman1" style:font-size-complex="12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fo:language="es" fo:country="ES" style:font-name-asian="Times New Roman1" style:font-size-asian="12pt" style:font-name-complex="Times New Roman1" style:font-size-complex="10.5pt"/>
    </style:style>
    <style:style style:name="T5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2577f1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25de2d" style:font-name-asian="Times New Roman1" style:font-size-asian="12pt" style:font-name-complex="Times New Roman1" style:font-size-complex="12pt"/>
    </style:style>
    <style:style style:name="T8" style:family="text">
      <style:text-properties style:font-name="Times New Roman" fo:font-size="12pt" officeooo:rsid="0026efd7" style:font-name-asian="Times New Roman1" style:font-size-asian="12pt" style:font-name-complex="Times New Roman1" style:font-size-complex="12pt"/>
    </style:style>
    <style:style style:name="T9" style:family="text">
      <style:text-properties officeooo:rsid="001dc494"/>
    </style:style>
    <style:style style:name="T10" style:family="text">
      <style:text-properties officeooo:rsid="001e5373"/>
    </style:style>
    <style:style style:name="T11" style:family="text">
      <style:text-properties officeooo:rsid="0023b8b7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officeooo:rsid="002564b6" style:font-size-asian="14pt" style:font-size-complex="14pt"/>
    </style:style>
    <style:style style:name="T14" style:family="text">
      <style:text-properties officeooo:rsid="002564b6"/>
    </style:style>
    <style:style style:name="T15" style:family="text">
      <style:text-properties style:font-size-asian="10.5pt"/>
    </style:style>
    <style:style style:name="T16" style:family="text">
      <style:text-properties officeooo:rsid="002564b6" style:font-size-asian="10.5pt"/>
    </style:style>
    <style:style style:name="T17" style:family="text">
      <style:text-properties fo:language="es" fo:country="ES" style:font-size-complex="10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Contrato de compraventa de vehículo automóvil de ocasión entre particulares</text:p>
      <text:p text:style-name="P1"/>
      <text:p text:style-name="P2">En <text:span text:style-name="T9">id-unid-1</text:span>, a <text:s/><text:span text:style-name="T10">id-unid-2</text:span></text:p>
      <text:p text:style-name="P2"/>
      <text:p text:style-name="P3">REUNIDOS</text:p>
      <text:p text:style-name="P4"/>
      <text:p text:style-name="P4">De una parte,</text:p>
      <text:p text:style-name="P21">id-unid-3</text:p>
      <text:p text:style-name="P14"><text:span text:style-name="T3">En adelante, la "</text:span><text:span text:style-name="T2">Parte Compradora</text:span><text:span text:style-name="T3">".</text:span></text:p>
      <text:p text:style-name="P15"/>
      <text:p text:style-name="P4">De otra parte,</text:p>
      <text:p text:style-name="P22"><text:span text:style-name="T1">id-unid-4</text:span></text:p>
      <text:p text:style-name="P14"><text:span text:style-name="T3">En adelante, el "</text:span><text:span text:style-name="T2">Parte Vendedora</text:span><text:span text:style-name="T3">".</text:span></text:p>
      <text:p text:style-name="P16"/>
      <text:p text:style-name="P16"/>
      <text:p text:style-name="P14"><text:span text:style-name="T3">En adelante, la Parte Vendedora y la Parte Compradora serán referidas conjuntamente como las "Partes", y cada una de ellas, individualmente, como la "Parte", reconociéndose mutuamente la capacidad jurídica necesaria para contratar y obligarse, y en especial, para el otorgamiento del presente CONTRATO DE COMPRAVENTA DE VEHÍCULO AUTOMÓVIL DE OCASIÓN. En adelante, el "</text:span><text:span text:style-name="T2">Contrato</text:span><text:span text:style-name="T3">".</text:span></text:p>
      <text:p text:style-name="P16"/>
      <text:p text:style-name="P17"/>
      <text:p text:style-name="P3">EXPONEN</text:p>
      <text:p text:style-name="P18"/>
      <text:p text:style-name="P14"><text:span text:style-name="T2">I. </text:span><text:span text:style-name="T3">Que la Parte Vendedora es titular en pleno dominio del vehículo (en adelante, el "Vehículo"), y que éste se encuentra libre de cargas y gravámenes que pudieran impedir la formalización de la transferencia de la propiedad, por la Parte Compradora, en la Jefatura Provincial de Tráfico correspondiente.</text:span></text:p>
      <text:p text:style-name="P7"><text:span text:style-name="T2">II. </text:span><text:span text:style-name="T3">Que la Parte Compradora se compromete a formalizar la transferencia de la propiedad del Vehículo a su favor inmediatamente.</text:span></text:p>
      <text:p text:style-name="P7"><text:span text:style-name="T2">III. </text:span><text:span text:style-name="T3">Que la Parte Compradora manifiesta que ha sido informada por la Parte Vendedora del estado del Vehículo, en su conjunto y en el de sus elementos mecánicos y componentes fundamentales, de su antigüedad y de su kilometraje.</text:span></text:p>
      <text:p text:style-name="P7"><text:span text:style-name="T2">IV. </text:span><text:span text:style-name="T3">Que los elementos identificadores básicos del Vehículo son los siguientes</text:span><text:span text:style-name="T5">:</text:span></text:p>
      <text:list xml:id="list3645962754" text:style-name="WWNum1">
        <text:list-item>
          <text:p text:style-name="P27"><text:span text:style-name="T5">Marca: </text:span><text:span text:style-name="T1">________</text:span></text:p>
        </text:list-item>
        <text:list-item>
          <text:p text:style-name="P28"><text:soft-page-break/>Modelo: ________</text:p>
        </text:list-item>
        <text:list-item>
          <text:p text:style-name="P27"><text:span text:style-name="T5">Número de serie y bastidador: </text:span><text:span text:style-name="T1">________</text:span></text:p>
        </text:list-item>
        <text:list-item>
          <text:p text:style-name="P27"><text:span text:style-name="T5">Kilometraje marcado: </text:span><text:span text:style-name="T1">________ km</text:span></text:p>
        </text:list-item>
        <text:list-item>
          <text:p text:style-name="P28">Matrícula: ________</text:p>
        </text:list-item>
        <text:list-item>
          <text:p text:style-name="P28">Fecha de la primera matriculación: ________</text:p>
        </text:list-item>
      </text:list>
      <text:p text:style-name="P7"><text:span text:style-name="T2">V.</text:span><text:span text:style-name="T3"> Que el Vehículo objeto del presente Contrato de compraventa se encuentra revisado reglamentariamente por la ITV de </text:span><text:span text:style-name="T1">________</text:span><text:span text:style-name="T3"> en fecha </text:span><text:span text:style-name="T1">________.</text:span></text:p>
      <text:p text:style-name="P7"><text:span text:style-name="T5">La próxima inspección de ITV del Vehículo deberá realizarse en:</text:span><text:span text:style-name="T1"> ________.</text:span></text:p>
      <text:p text:style-name="P7"><text:span text:style-name="T2">VI.</text:span><text:span text:style-name="T3"> Que, en virtud de las consideraciones precedentes, las Partes acuerdan, libre y voluntariamente, otorgar el presente Contrato de compraventa con sujeción a las siguientes</text:span></text:p>
      <text:p text:style-name="P9"/>
      <text:p text:style-name="P3">CLÁUSULAS</text:p>
      <text:p text:style-name="P3"/>
      <text:p text:style-name="P5">PRIMERA. OBJETO</text:p>
      <text:p text:style-name="P6">El presente Contrato tiene por objeto la constitución y regulación de la compraventa del Vehículo, tal y como se ha identificado en el expositivo del Contrato, entre la Parte Vendedora, quien lo vende siendo el Vehículo de su legítima propiedad, y la Parte Compradora, quien compra conociendo el estado real (técnico y de conservación) del Vehículo, sus elementos mecánicos, su antigüedad y kilometraje, habiéndolo examinado personalmente y previamente a la conclusión de este Contrato.</text:p>
      <text:p text:style-name="P5"/>
      <text:p text:style-name="P5">SEGUNDA. CARACTERÍSTICAS Y ESTADO DE USO</text:p>
      <text:p text:style-name="P23"><text:span text:style-name="T5">El Vehículo consta de las siguientes características:</text:span></text:p>
      <text:p text:style-name="P25"><text:span text:style-name="T6">• </text:span><text:span text:style-name="T5">id-unid-5</text:span></text:p>
      <text:p text:style-name="P25"><text:span text:style-name="T6">• </text:span><text:span text:style-name="T5">Marca: id-unid-6</text:span></text:p>
      <text:p text:style-name="P26"><text:span text:style-name="T6">• </text:span><text:span text:style-name="T5">M</text:span><text:span text:style-name="T8">odelo</text:span><text:span text:style-name="T5">: id-unid-</text:span><text:span text:style-name="T8">7</text:span></text:p>
      <text:p text:style-name="P12">&lt;RESTO DEL DOCUMENTO&gt;</text:p>
      <text:p text:style-name="P12"/>
      <text:p text:style-name="P8"><text:span text:style-name="T2">Y en prueba de conformidad y aceptación de todo lo establecido</text:span><text:span text:style-name="T3">, ambas Partes firman este contrato en tres ejemplares y a un solo efecto, en el lugar y fecha al comienzo indicados</text:span></text:p>
      <text:p text:style-name="P9"/>
      <text:p text:style-name="P11">LA PARTE VENDEDORA <text:s text:c="51"/>LA PARTE COMPRADORA</text:p>
      <text:p text:style-name="P10"><text:soft-page-break/><text:line-break/></text:p>
      <text:p text:style-name="P10"><text:bookmark text:name="_GoBack"/><text:line-break/><text:line-break/><text:line-break/>........................................... <text:s text:c="55"/>...........................................</text:p>
      <text:p text:style-name="P17">________ <text:s text:c="82"/>________</text:p>
      <text:p text:style-name="P19"/>
      <text:p text:style-name="P13"/>
      <text:p text:style-name="P13"><text:line-break/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Beirut" svg:font-family="Beirut"/>
    <style:font-face style:name="Arial Unicode MS1" svg:font-family="'Arial Unicode MS'" style:font-family-generic="swiss"/>
    <style:font-face style:name="Courier New" svg:font-family="'Courier New'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rfc-language-tag="es-ES-u-co-trad" fo:language="es" fo:country="E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6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style:use-window-font-color="true"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style:use-window-font-color="true" fo:font-size="10pt" style:font-size-asian="10pt"/>
    </style:style>
    <style:style style:name="ListLabel_20_26" style:display-name="ListLabel 26" style:family="text">
      <style:text-properties style:use-window-font-color="true"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EJO ALARCON, J. (JUAN)</meta:initial-creator>
    <meta:editing-cycles>7</meta:editing-cycles>
    <meta:creation-date>2019-11-25T09:28:00</meta:creation-date>
    <dc:date>2019-12-04T20:17:37.810491954</dc:date>
    <meta:editing-duration>PT3H9M42S</meta:editing-duration>
    <meta:generator>LibreOffice/6.2.4.2$MacOSX_X86_64 LibreOffice_project/2412653d852ce75f65fbfa83fb7e7b669a126d64</meta:generator>
    <meta:document-statistic meta:table-count="0" meta:image-count="0" meta:object-count="0" meta:page-count="3" meta:paragraph-count="39" meta:word-count="434" meta:character-count="3088" meta:non-whitespace-character-count="250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